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margin-top="0cm" fo:margin-bottom="0.499cm" style:contextual-spacing="false"/>
    </style:style>
    <style:style style:name="P2" style:family="paragraph" style:parent-style-name="Text_20_body">
      <style:paragraph-properties fo:margin-top="0cm" fo:margin-bottom="0cm" style:contextual-spacing="false"/>
    </style:style>
    <style:style style:name="P3" style:family="paragraph" style:parent-style-name="Text_20_body" style:list-style-name="L1"/>
    <style:style style:name="P4" style:family="paragraph" style:parent-style-name="Text_20_body" style:list-style-name="L1">
      <style:paragraph-properties fo:margin-top="0cm" fo:margin-bottom="0cm" style:contextual-spacing="false"/>
    </style:style>
    <style:style style:name="T1" style:family="text">
      <style:text-properties fo:font-size="10pt"/>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 text:name="content"/>Alerts</text:h>
      <text:p text:style-name="Text_20_body">Provide contextual feedback messages for typical user actions with the handful of available and flexible alert messages.</text:p>
      <text:p text:style-name="Standard"/>
      <text:h text:style-name="Heading_20_2" text:outline-level="2"><text:bookmark text:name="examples"/>Examples </text:h>
      <text:p text:style-name="Text_20_body">Alerts are available for any length of text, as well as an optional close button. For proper styling, use one of the eight <text:span text:style-name="Strong_20_Emphasis">required</text:span> contextual classes (e.g., <text:span text:style-name="Source_20_Text">.alert-success</text:span>). For inline dismissal, use the <text:a xlink:type="simple" xlink:href="https://getbootstrap.com/docs/5.2/components/alerts/#dismissing" text:style-name="Internet_20_link" text:visited-style-name="Visited_20_Internet_20_Link">alerts JavaScript plugin</text:a>.</text:p>
      <text:p text:style-name="P2">A simple primary alert—check it out! </text:p>
      <text:p text:style-name="P2">A simple secondary alert—check it out! </text:p>
      <text:p text:style-name="P2">A simple success alert—check it out! </text:p>
      <text:p text:style-name="P2">A simple danger alert—check it out! </text:p>
      <text:p text:style-name="P2">A simple warning alert—check it out! </text:p>
      <text:p text:style-name="P2">A simple info alert—check it out! </text:p>
      <text:p text:style-name="P2">A simple light alert—check it out! </text:p>
      <text:p text:style-name="P2">A simple dark alert—check it out! </text:p>
      <text:p text:style-name="Text_20_body"><text:span text:style-name="T1">html</text:span> </text:p>
      <text:p text:style-name="Preformatted_20_Text"><text:span text:style-name="Source_20_Text">&lt;div class="alert alert-primary" role="alert"&gt;</text:span></text:p>
      <text:p text:style-name="Preformatted_20_Text"><text:span text:style-name="Source_20_Text"><text:s text:c="2"/>A simple primary alert—check it out!</text:span></text:p>
      <text:p text:style-name="Preformatted_20_Text"><text:span text:style-name="Source_20_Text">&lt;/div&gt;</text:span></text:p>
      <text:p text:style-name="Preformatted_20_Text"><text:span text:style-name="Source_20_Text">&lt;div class="alert alert-secondary" role="alert"&gt;</text:span></text:p>
      <text:p text:style-name="Preformatted_20_Text"><text:span text:style-name="Source_20_Text"><text:s text:c="2"/>A simple secondary alert—check it out!</text:span></text:p>
      <text:p text:style-name="Preformatted_20_Text"><text:span text:style-name="Source_20_Text">&lt;/div&gt;</text:span></text:p>
      <text:p text:style-name="Preformatted_20_Text"><text:span text:style-name="Source_20_Text">&lt;div class="alert alert-success" role="alert"&gt;</text:span></text:p>
      <text:p text:style-name="Preformatted_20_Text"><text:span text:style-name="Source_20_Text"><text:s text:c="2"/>A simple success alert—check it out!</text:span></text:p>
      <text:p text:style-name="Preformatted_20_Text"><text:span text:style-name="Source_20_Text">&lt;/div&gt;</text:span></text:p>
      <text:p text:style-name="Preformatted_20_Text"><text:span text:style-name="Source_20_Text">&lt;div class="alert alert-danger" role="alert"&gt;</text:span></text:p>
      <text:p text:style-name="Preformatted_20_Text"><text:span text:style-name="Source_20_Text"><text:s text:c="2"/>A simple danger alert—check it out!</text:span></text:p>
      <text:p text:style-name="Preformatted_20_Text"><text:span text:style-name="Source_20_Text">&lt;/div&gt;</text:span></text:p>
      <text:p text:style-name="Preformatted_20_Text"><text:span text:style-name="Source_20_Text">&lt;div class="alert alert-warning" role="alert"&gt;</text:span></text:p>
      <text:p text:style-name="Preformatted_20_Text"><text:span text:style-name="Source_20_Text"><text:s text:c="2"/>A simple warning alert—check it out!</text:span></text:p>
      <text:p text:style-name="Preformatted_20_Text"><text:span text:style-name="Source_20_Text">&lt;/div&gt;</text:span></text:p>
      <text:p text:style-name="Preformatted_20_Text"><text:span text:style-name="Source_20_Text">&lt;div class="alert alert-info" role="alert"&gt;</text:span></text:p>
      <text:p text:style-name="Preformatted_20_Text"><text:span text:style-name="Source_20_Text"><text:s text:c="2"/>A simple info alert—check it out!</text:span></text:p>
      <text:p text:style-name="Preformatted_20_Text"><text:span text:style-name="Source_20_Text">&lt;/div&gt;</text:span></text:p>
      <text:p text:style-name="Preformatted_20_Text"><text:span text:style-name="Source_20_Text">&lt;div class="alert alert-light" role="alert"&gt;</text:span></text:p>
      <text:p text:style-name="Preformatted_20_Text"><text:span text:style-name="Source_20_Text"><text:s text:c="2"/>A simple light alert—check it out!</text:span></text:p>
      <text:p text:style-name="Preformatted_20_Text"><text:span text:style-name="Source_20_Text">&lt;/div&gt;</text:span></text:p>
      <text:p text:style-name="Preformatted_20_Text"><text:span text:style-name="Source_20_Text">&lt;div class="alert alert-dark" role="alert"&gt;</text:span></text:p>
      <text:p text:style-name="Preformatted_20_Text"><text:span text:style-name="Source_20_Text"><text:s text:c="2"/>A simple dark alert—check it out!</text:span></text:p>
      <text:p text:style-name="P1"><text:span text:style-name="Source_20_Text">&lt;/div&gt;</text:span></text:p>
      <text:h text:style-name="Heading_20_5" text:outline-level="5"><text:bookmark text:name="conveying-meaning-to-assistive-technologies"/>Conveying meaning to assistive technologies </text:h>
      <text:p text:style-name="Text_20_body">Using color to add meaning only provides a visual indication, which will not be conveyed to users of assistive technologies – such as screen readers. Ensure that information denoted by the color is either obvious from the content itself (e.g. the visible text), or is included through alternative means, such as additional text hidden with the <text:span text:style-name="Source_20_Text">.visually-hidden</text:span> class. </text:p>
      <text:h text:style-name="Heading_20_3" text:outline-level="3"><text:bookmark text:name="live-example"/><text:soft-page-break/>Live example </text:h>
      <text:p text:style-name="Text_20_body">Click the button below to show an alert (hidden with inline styles to start), then dismiss (and destroy) it with the built-in close button.</text:p>
      <text:section text:style-name="Sect1" text:name="liveAlertPlaceholder">
        <text:p text:style-name="Text_20_body"/>
      </text:section>
      <text:p text:style-name="Text_20_body"><text:span text:style-name="T1">html</text:span> </text:p>
      <text:p text:style-name="Preformatted_20_Text"><text:span text:style-name="Source_20_Text">&lt;div id="liveAlertPlaceholder"&gt;&lt;/div&gt;</text:span></text:p>
      <text:p text:style-name="P1"><text:span text:style-name="Source_20_Text">&lt;button type="button" class="btn btn-primary" id="liveAlertBtn"&gt;Show live alert&lt;/button&gt;</text:span></text:p>
      <text:p text:style-name="Text_20_body">We use the following JavaScript to trigger our live alert demo:</text:p>
      <text:p text:style-name="Preformatted_20_Text"><text:span text:style-name="Source_20_Text">const alertPlaceholder = document.getElementById('liveAlertPlaceholder')</text:span></text:p>
      <text:p text:style-name="Preformatted_20_Text"/>
      <text:p text:style-name="Preformatted_20_Text"><text:span text:style-name="Source_20_Text">const alert = (message, type) =&gt; {</text:span></text:p>
      <text:p text:style-name="Preformatted_20_Text"><text:span text:style-name="Source_20_Text"><text:s text:c="2"/>const wrapper = document.createElement('div')</text:span></text:p>
      <text:p text:style-name="Preformatted_20_Text"><text:span text:style-name="Source_20_Text"><text:s text:c="2"/>wrapper.innerHTML = [</text:span></text:p>
      <text:p text:style-name="Preformatted_20_Text"><text:span text:style-name="Source_20_Text"><text:s text:c="4"/>`&lt;div class="alert alert-${type} alert-dismissible" role="alert"&gt;`,</text:span></text:p>
      <text:p text:style-name="Preformatted_20_Text"><text:span text:style-name="Source_20_Text"><text:s text:c="4"/>` <text:s text:c="2"/>&lt;div&gt;${message}&lt;/div&gt;`,</text:span></text:p>
      <text:p text:style-name="Preformatted_20_Text"><text:span text:style-name="Source_20_Text"><text:s text:c="4"/>' <text:s text:c="2"/>&lt;button type="button" class="btn-close" data-bs-dismiss="alert" aria-label="Close"&gt;&lt;/button&gt;',</text:span></text:p>
      <text:p text:style-name="Preformatted_20_Text"><text:span text:style-name="Source_20_Text"><text:s text:c="4"/>'&lt;/div&gt;'</text:span></text:p>
      <text:p text:style-name="Preformatted_20_Text"><text:span text:style-name="Source_20_Text"><text:s text:c="2"/>].join('')</text:span></text:p>
      <text:p text:style-name="Preformatted_20_Text"/>
      <text:p text:style-name="Preformatted_20_Text"><text:span text:style-name="Source_20_Text"><text:s text:c="2"/>alertPlaceholder.append(wrapper)</text:span></text:p>
      <text:p text:style-name="Preformatted_20_Text"><text:span text:style-name="Source_20_Text">}</text:span></text:p>
      <text:p text:style-name="Preformatted_20_Text"/>
      <text:p text:style-name="Preformatted_20_Text"><text:span text:style-name="Source_20_Text">const alertTrigger = document.getElementById('liveAlertBtn')</text:span></text:p>
      <text:p text:style-name="Preformatted_20_Text"><text:span text:style-name="Source_20_Text">if (alertTrigger) {</text:span></text:p>
      <text:p text:style-name="Preformatted_20_Text"><text:span text:style-name="Source_20_Text"><text:s text:c="2"/>alertTrigger.addEventListener('click', () =&gt; {</text:span></text:p>
      <text:p text:style-name="Preformatted_20_Text"><text:span text:style-name="Source_20_Text"><text:s text:c="4"/>alert('Nice, you triggered this alert message!', 'success')</text:span></text:p>
      <text:p text:style-name="Preformatted_20_Text"><text:span text:style-name="Source_20_Text"><text:s text:c="2"/>})</text:span></text:p>
      <text:p text:style-name="P1"><text:span text:style-name="Source_20_Text">}</text:span></text:p>
      <text:h text:style-name="Heading_20_3" text:outline-level="3"><text:bookmark text:name="link-color"/>Link color </text:h>
      <text:p text:style-name="Text_20_body">Use the <text:span text:style-name="Source_20_Text">.alert-link</text:span> utility class to quickly provide matching colored links within any alert.</text:p>
      <text:p text:style-name="P2">A simple primary alert with <text:a xlink:type="simple" xlink:href="https://getbootstrap.com/docs/5.2/components/alerts/#" text:style-name="Internet_20_link" text:visited-style-name="Visited_20_Internet_20_Link">an example link</text:a>. Give it a click if you like. </text:p>
      <text:p text:style-name="P2">A simple secondary alert with <text:a xlink:type="simple" xlink:href="https://getbootstrap.com/docs/5.2/components/alerts/#" text:style-name="Internet_20_link" text:visited-style-name="Visited_20_Internet_20_Link">an example link</text:a>. Give it a click if you like. </text:p>
      <text:p text:style-name="P2">A simple success alert with <text:a xlink:type="simple" xlink:href="https://getbootstrap.com/docs/5.2/components/alerts/#" text:style-name="Internet_20_link" text:visited-style-name="Visited_20_Internet_20_Link">an example link</text:a>. Give it a click if you like. </text:p>
      <text:p text:style-name="P2">A simple danger alert with <text:a xlink:type="simple" xlink:href="https://getbootstrap.com/docs/5.2/components/alerts/#" text:style-name="Internet_20_link" text:visited-style-name="Visited_20_Internet_20_Link">an example link</text:a>. Give it a click if you like. </text:p>
      <text:p text:style-name="P2">A simple warning alert with <text:a xlink:type="simple" xlink:href="https://getbootstrap.com/docs/5.2/components/alerts/#" text:style-name="Internet_20_link" text:visited-style-name="Visited_20_Internet_20_Link">an example link</text:a>. Give it a click if you like. </text:p>
      <text:p text:style-name="P2">A simple info alert with <text:a xlink:type="simple" xlink:href="https://getbootstrap.com/docs/5.2/components/alerts/#" text:style-name="Internet_20_link" text:visited-style-name="Visited_20_Internet_20_Link">an example link</text:a>. Give it a click if you like. </text:p>
      <text:p text:style-name="P2">A simple light alert with <text:a xlink:type="simple" xlink:href="https://getbootstrap.com/docs/5.2/components/alerts/#" text:style-name="Internet_20_link" text:visited-style-name="Visited_20_Internet_20_Link">an example link</text:a>. Give it a click if you like. </text:p>
      <text:p text:style-name="P2">A simple dark alert with <text:a xlink:type="simple" xlink:href="https://getbootstrap.com/docs/5.2/components/alerts/#" text:style-name="Internet_20_link" text:visited-style-name="Visited_20_Internet_20_Link">an example link</text:a>. Give it a click if you like. </text:p>
      <text:p text:style-name="Text_20_body"><text:span text:style-name="T1">html</text:span> </text:p>
      <text:p text:style-name="Preformatted_20_Text"><text:span text:style-name="Source_20_Text">&lt;div class="alert alert-primary" role="alert"&gt;</text:span></text:p>
      <text:p text:style-name="Preformatted_20_Text"><text:span text:style-name="Source_20_Text"><text:s text:c="2"/>A simple primary alert with &lt;a href="#" class="alert-link"&gt;an example link&lt;/a&gt;. Give it a click if you like.</text:span></text:p>
      <text:p text:style-name="Preformatted_20_Text"><text:span text:style-name="Source_20_Text">&lt;/div&gt;</text:span></text:p>
      <text:p text:style-name="Preformatted_20_Text"><text:span text:style-name="Source_20_Text">&lt;div class="alert alert-secondary" role="alert"&gt;</text:span></text:p>
      <text:p text:style-name="Preformatted_20_Text"><text:span text:style-name="Source_20_Text"><text:s text:c="2"/>A simple secondary alert with &lt;a href="#" class="alert-link"&gt;an example link&lt;/a&gt;. Give it a click if you like.</text:span></text:p>
      <text:p text:style-name="Preformatted_20_Text"><text:span text:style-name="Source_20_Text">&lt;/div&gt;</text:span></text:p>
      <text:p text:style-name="Preformatted_20_Text"><text:soft-page-break/><text:span text:style-name="Source_20_Text">&lt;div class="alert alert-success" role="alert"&gt;</text:span></text:p>
      <text:p text:style-name="Preformatted_20_Text"><text:span text:style-name="Source_20_Text"><text:s text:c="2"/>A simple success alert with &lt;a href="#" class="alert-link"&gt;an example link&lt;/a&gt;. Give it a click if you like.</text:span></text:p>
      <text:p text:style-name="Preformatted_20_Text"><text:span text:style-name="Source_20_Text">&lt;/div&gt;</text:span></text:p>
      <text:p text:style-name="Preformatted_20_Text"><text:span text:style-name="Source_20_Text">&lt;div class="alert alert-danger" role="alert"&gt;</text:span></text:p>
      <text:p text:style-name="Preformatted_20_Text"><text:span text:style-name="Source_20_Text"><text:s text:c="2"/>A simple danger alert with &lt;a href="#" class="alert-link"&gt;an example link&lt;/a&gt;. Give it a click if you like.</text:span></text:p>
      <text:p text:style-name="Preformatted_20_Text"><text:span text:style-name="Source_20_Text">&lt;/div&gt;</text:span></text:p>
      <text:p text:style-name="Preformatted_20_Text"><text:span text:style-name="Source_20_Text">&lt;div class="alert alert-warning" role="alert"&gt;</text:span></text:p>
      <text:p text:style-name="Preformatted_20_Text"><text:span text:style-name="Source_20_Text"><text:s text:c="2"/>A simple warning alert with &lt;a href="#" class="alert-link"&gt;an example link&lt;/a&gt;. Give it a click if you like.</text:span></text:p>
      <text:p text:style-name="Preformatted_20_Text"><text:span text:style-name="Source_20_Text">&lt;/div&gt;</text:span></text:p>
      <text:p text:style-name="Preformatted_20_Text"><text:span text:style-name="Source_20_Text">&lt;div class="alert alert-info" role="alert"&gt;</text:span></text:p>
      <text:p text:style-name="Preformatted_20_Text"><text:span text:style-name="Source_20_Text"><text:s text:c="2"/>A simple info alert with &lt;a href="#" class="alert-link"&gt;an example link&lt;/a&gt;. Give it a click if you like.</text:span></text:p>
      <text:p text:style-name="Preformatted_20_Text"><text:span text:style-name="Source_20_Text">&lt;/div&gt;</text:span></text:p>
      <text:p text:style-name="Preformatted_20_Text"><text:span text:style-name="Source_20_Text">&lt;div class="alert alert-light" role="alert"&gt;</text:span></text:p>
      <text:p text:style-name="Preformatted_20_Text"><text:span text:style-name="Source_20_Text"><text:s text:c="2"/>A simple light alert with &lt;a href="#" class="alert-link"&gt;an example link&lt;/a&gt;. Give it a click if you like.</text:span></text:p>
      <text:p text:style-name="Preformatted_20_Text"><text:span text:style-name="Source_20_Text">&lt;/div&gt;</text:span></text:p>
      <text:p text:style-name="Preformatted_20_Text"><text:span text:style-name="Source_20_Text">&lt;div class="alert alert-dark" role="alert"&gt;</text:span></text:p>
      <text:p text:style-name="Preformatted_20_Text"><text:span text:style-name="Source_20_Text"><text:s text:c="2"/>A simple dark alert with &lt;a href="#" class="alert-link"&gt;an example link&lt;/a&gt;. Give it a click if you like.</text:span></text:p>
      <text:p text:style-name="P1"><text:span text:style-name="Source_20_Text">&lt;/div&gt;</text:span></text:p>
      <text:h text:style-name="Heading_20_3" text:outline-level="3"><text:bookmark text:name="additional-content"/>Additional content </text:h>
      <text:p text:style-name="Text_20_body">Alerts can also contain additional HTML elements like headings, paragraphs and dividers.</text:p>
      <text:h text:style-name="Heading_20_4" text:outline-level="4">Well done!</text:h>
      <text:p text:style-name="Text_20_body">Aww yeah, you successfully read this important alert message. This example text is going to run a bit longer so that you can see how spacing within an alert works with this kind of content.</text:p>
      <text:p text:style-name="Horizontal_20_Line"/>
      <text:p text:style-name="Text_20_body">Whenever you need to, be sure to use margin utilities to keep things nice and tidy.</text:p>
      <text:p text:style-name="Text_20_body"><text:span text:style-name="T1">html</text:span> </text:p>
      <text:p text:style-name="Preformatted_20_Text"><text:span text:style-name="Source_20_Text">&lt;div class="alert alert-success" role="alert"&gt;</text:span></text:p>
      <text:p text:style-name="Preformatted_20_Text"><text:span text:style-name="Source_20_Text"><text:s text:c="2"/>&lt;h4 class="alert-heading"&gt;Well done!&lt;/h4&gt;</text:span></text:p>
      <text:p text:style-name="Preformatted_20_Text"><text:span text:style-name="Source_20_Text"><text:s text:c="2"/>&lt;p&gt;Aww yeah, you successfully read this important alert message. This example text is going to run a bit longer so that you can see how spacing within an alert works with this kind of content.&lt;/p&gt;</text:span></text:p>
      <text:p text:style-name="Preformatted_20_Text"><text:span text:style-name="Source_20_Text"><text:s text:c="2"/>&lt;hr&gt;</text:span></text:p>
      <text:p text:style-name="Preformatted_20_Text"><text:span text:style-name="Source_20_Text"><text:s text:c="2"/>&lt;p class="mb-0"&gt;Whenever you need to, be sure to use margin utilities to keep things nice and tidy.&lt;/p&gt;</text:span></text:p>
      <text:p text:style-name="P1"><text:span text:style-name="Source_20_Text">&lt;/div&gt;</text:span></text:p>
      <text:h text:style-name="Heading_20_3" text:outline-level="3"><text:bookmark text:name="icons"/>Icons </text:h>
      <text:p text:style-name="Text_20_body">Similarly, you can use <text:a xlink:type="simple" xlink:href="https://getbootstrap.com/docs/5.2/utilities/flex/" text:style-name="Internet_20_link" text:visited-style-name="Visited_20_Internet_20_Link">flexbox utilities</text:a> and <text:a xlink:type="simple" xlink:href="https://icons.getbootstrap.com/" text:style-name="Internet_20_link" text:visited-style-name="Visited_20_Internet_20_Link">Bootstrap Icons</text:a> to create alerts with icons. Depending on your icons and content, you may want to add more utilities or custom styles.</text:p>
      <text:p text:style-name="P2">An example alert with an icon </text:p>
      <text:p text:style-name="Text_20_body"><text:span text:style-name="T1">html</text:span> </text:p>
      <text:p text:style-name="Preformatted_20_Text"><text:span text:style-name="Source_20_Text">&lt;div class="alert alert-primary d-flex align-items-center" role="alert"&gt;</text:span></text:p>
      <text:p text:style-name="Preformatted_20_Text"><text:span text:style-name="Source_20_Text"><text:s text:c="2"/>&lt;svg xmlns="http://www.w3.org/2000/svg" class="bi bi-exclamation-triangle-fill flex-shrink-0 me-2" viewBox="0 0 16 16" role="img" aria-label="Warning:"&gt;</text:span></text:p>
      <text:p text:style-name="Preformatted_20_Text"><text:soft-page-break/><text:span text:style-name="Source_20_Text"><text:s text:c="4"/>&lt;path d="M8.982 1.566a1.13 1.13 0 0 0-1.96 0L.165 13.233c-.457.778.091 1.767.98 1.767h13.713c.889 0 1.438-.99.98-1.767L8.982 1.566zM8 5c.535 0 .954.462.9.995l-.35 3.507a.552.552 0 0 1-1.1 0L7.1 5.995A.905.905 0 0 1 8 5zm.002 6a1 1 0 1 1 0 2 1 1 0 0 1 0-2z"/&gt;</text:span></text:p>
      <text:p text:style-name="Preformatted_20_Text"><text:span text:style-name="Source_20_Text"><text:s text:c="2"/>&lt;/svg&gt;</text:span></text:p>
      <text:p text:style-name="Preformatted_20_Text"><text:span text:style-name="Source_20_Text"><text:s text:c="2"/>&lt;div&gt;</text:span></text:p>
      <text:p text:style-name="Preformatted_20_Text"><text:span text:style-name="Source_20_Text"><text:s text:c="4"/>An example alert with an icon</text:span></text:p>
      <text:p text:style-name="Preformatted_20_Text"><text:span text:style-name="Source_20_Text"><text:s text:c="2"/>&lt;/div&gt;</text:span></text:p>
      <text:p text:style-name="P1"><text:span text:style-name="Source_20_Text">&lt;/div&gt;</text:span></text:p>
      <text:p text:style-name="Text_20_body">Need more than one icon for your alerts? Consider using more Bootstrap Icons and making a local SVG sprite like so to easily reference the same icons repeatedly.</text:p>
      <text:p text:style-name="P2">An example alert with an icon </text:p>
      <text:p text:style-name="P2">An example success alert with an icon </text:p>
      <text:p text:style-name="P2">An example warning alert with an icon </text:p>
      <text:p text:style-name="P2">An example danger alert with an icon </text:p>
      <text:p text:style-name="Text_20_body"><text:span text:style-name="T1">html</text:span> </text:p>
      <text:p text:style-name="Preformatted_20_Text"><text:span text:style-name="Source_20_Text">&lt;svg xmlns="http://www.w3.org/2000/svg" style="display: none;"&gt;</text:span></text:p>
      <text:p text:style-name="Preformatted_20_Text"><text:span text:style-name="Source_20_Text"><text:s text:c="2"/>&lt;symbol id="check-circle-fill" viewBox="0 0 16 16"&gt;</text:span></text:p>
      <text:p text:style-name="Preformatted_20_Text"><text:span text:style-name="Source_20_Text"><text:s text:c="4"/>&lt;path d="M16 8A8 8 0 1 1 0 8a8 8 0 0 1 16 0zm-3.97-3.03a.75.75 0 0 0-1.08.022L7.477 9.417 5.384 7.323a.75.75 0 0 0-1.06 1.06L6.97 11.03a.75.75 0 0 0 1.079-.02l3.992-4.99a.75.75 0 0 0-.01-1.05z"/&gt;</text:span></text:p>
      <text:p text:style-name="Preformatted_20_Text"><text:span text:style-name="Source_20_Text"><text:s text:c="2"/>&lt;/symbol&gt;</text:span></text:p>
      <text:p text:style-name="Preformatted_20_Text"><text:span text:style-name="Source_20_Text"><text:s text:c="2"/>&lt;symbol id="info-fill" viewBox="0 0 16 16"&gt;</text:span></text:p>
      <text:p text:style-name="Preformatted_20_Text"><text:span text:style-name="Source_20_Text"><text:s text:c="4"/>&lt;path d="M8 16A8 8 0 1 0 8 0a8 8 0 0 0 0 16zm.93-9.412-1 4.705c-.07.34.029.533.304.533.194 0 .487-.07.686-.246l-.088.416c-.287.346-.92.598-1.465.598-.703 0-1.002-.422-.808-1.319l.738-3.468c.064-.293.006-.399-.287-.47l-.451-.081.082-.381 2.29-.287zM8 5.5a1 1 0 1 1 0-2 1 1 0 0 1 0 2z"/&gt;</text:span></text:p>
      <text:p text:style-name="Preformatted_20_Text"><text:span text:style-name="Source_20_Text"><text:s text:c="2"/>&lt;/symbol&gt;</text:span></text:p>
      <text:p text:style-name="Preformatted_20_Text"><text:span text:style-name="Source_20_Text"><text:s text:c="2"/>&lt;symbol id="exclamation-triangle-fill" viewBox="0 0 16 16"&gt;</text:span></text:p>
      <text:p text:style-name="Preformatted_20_Text"><text:span text:style-name="Source_20_Text"><text:s text:c="4"/>&lt;path d="M8.982 1.566a1.13 1.13 0 0 0-1.96 0L.165 13.233c-.457.778.091 1.767.98 1.767h13.713c.889 0 1.438-.99.98-1.767L8.982 1.566zM8 5c.535 0 .954.462.9.995l-.35 3.507a.552.552 0 0 1-1.1 0L7.1 5.995A.905.905 0 0 1 8 5zm.002 6a1 1 0 1 1 0 2 1 1 0 0 1 0-2z"/&gt;</text:span></text:p>
      <text:p text:style-name="Preformatted_20_Text"><text:span text:style-name="Source_20_Text"><text:s text:c="2"/>&lt;/symbol&gt;</text:span></text:p>
      <text:p text:style-name="Preformatted_20_Text"><text:span text:style-name="Source_20_Text">&lt;/svg&gt;</text:span></text:p>
      <text:p text:style-name="Preformatted_20_Text"/>
      <text:p text:style-name="Preformatted_20_Text"><text:span text:style-name="Source_20_Text">&lt;div class="alert alert-primary d-flex align-items-center" role="alert"&gt;</text:span></text:p>
      <text:p text:style-name="Preformatted_20_Text"><text:span text:style-name="Source_20_Text"><text:s text:c="2"/>&lt;svg class="bi flex-shrink-0 me-2" role="img" aria-label="Info:"&gt;&lt;use xlink:href="#info-fill"/&gt;&lt;/svg&gt;</text:span></text:p>
      <text:p text:style-name="Preformatted_20_Text"><text:span text:style-name="Source_20_Text"><text:s text:c="2"/>&lt;div&gt;</text:span></text:p>
      <text:p text:style-name="Preformatted_20_Text"><text:span text:style-name="Source_20_Text"><text:s text:c="4"/>An example alert with an icon</text:span></text:p>
      <text:p text:style-name="Preformatted_20_Text"><text:span text:style-name="Source_20_Text"><text:s text:c="2"/>&lt;/div&gt;</text:span></text:p>
      <text:p text:style-name="Preformatted_20_Text"><text:span text:style-name="Source_20_Text">&lt;/div&gt;</text:span></text:p>
      <text:p text:style-name="Preformatted_20_Text"><text:span text:style-name="Source_20_Text">&lt;div class="alert alert-success d-flex align-items-center" role="alert"&gt;</text:span></text:p>
      <text:p text:style-name="Preformatted_20_Text"><text:span text:style-name="Source_20_Text"><text:s text:c="2"/>&lt;svg class="bi flex-shrink-0 me-2" role="img" aria-label="Success:"&gt;&lt;use xlink:href="#check-circle-fill"/&gt;&lt;/svg&gt;</text:span></text:p>
      <text:p text:style-name="Preformatted_20_Text"><text:span text:style-name="Source_20_Text"><text:s text:c="2"/>&lt;div&gt;</text:span></text:p>
      <text:p text:style-name="Preformatted_20_Text"><text:span text:style-name="Source_20_Text"><text:s text:c="4"/>An example success alert with an icon</text:span></text:p>
      <text:p text:style-name="Preformatted_20_Text"><text:span text:style-name="Source_20_Text"><text:s text:c="2"/>&lt;/div&gt;</text:span></text:p>
      <text:p text:style-name="Preformatted_20_Text"><text:span text:style-name="Source_20_Text">&lt;/div&gt;</text:span></text:p>
      <text:p text:style-name="Preformatted_20_Text"><text:span text:style-name="Source_20_Text">&lt;div class="alert alert-warning d-flex align-items-center" role="alert"&gt;</text:span></text:p>
      <text:p text:style-name="Preformatted_20_Text"><text:span text:style-name="Source_20_Text"><text:s text:c="2"/>&lt;svg class="bi flex-shrink-0 me-2" role="img" aria-label="Warning:"&gt;&lt;use xlink:href="#exclamation-triangle-fill"/&gt;&lt;/svg&gt;</text:span></text:p>
      <text:p text:style-name="Preformatted_20_Text"><text:span text:style-name="Source_20_Text"><text:s text:c="2"/>&lt;div&gt;</text:span></text:p>
      <text:p text:style-name="Preformatted_20_Text"><text:span text:style-name="Source_20_Text"><text:s text:c="4"/>An example warning alert with an icon</text:span></text:p>
      <text:p text:style-name="Preformatted_20_Text"><text:span text:style-name="Source_20_Text"><text:s text:c="2"/>&lt;/div&gt;</text:span></text:p>
      <text:p text:style-name="Preformatted_20_Text"><text:span text:style-name="Source_20_Text">&lt;/div&gt;</text:span></text:p>
      <text:p text:style-name="Preformatted_20_Text"><text:soft-page-break/><text:span text:style-name="Source_20_Text">&lt;div class="alert alert-danger d-flex align-items-center" role="alert"&gt;</text:span></text:p>
      <text:p text:style-name="Preformatted_20_Text"><text:span text:style-name="Source_20_Text"><text:s text:c="2"/>&lt;svg class="bi flex-shrink-0 me-2" role="img" aria-label="Danger:"&gt;&lt;use xlink:href="#exclamation-triangle-fill"/&gt;&lt;/svg&gt;</text:span></text:p>
      <text:p text:style-name="Preformatted_20_Text"><text:span text:style-name="Source_20_Text"><text:s text:c="2"/>&lt;div&gt;</text:span></text:p>
      <text:p text:style-name="Preformatted_20_Text"><text:span text:style-name="Source_20_Text"><text:s text:c="4"/>An example danger alert with an icon</text:span></text:p>
      <text:p text:style-name="Preformatted_20_Text"><text:span text:style-name="Source_20_Text"><text:s text:c="2"/>&lt;/div&gt;</text:span></text:p>
      <text:p text:style-name="P1"><text:span text:style-name="Source_20_Text">&lt;/div&gt;</text:span></text:p>
      <text:h text:style-name="Heading_20_3" text:outline-level="3"><text:bookmark text:name="dismissing"/>Dismissing </text:h>
      <text:p text:style-name="Text_20_body">Using the alert JavaScript plugin, it’s possible to dismiss any alert inline. Here’s how:</text:p>
      <text:list xml:id="list2926861902" text:style-name="L1">
        <text:list-item>
          <text:p text:style-name="P4">Be sure you’ve loaded the alert plugin, or the compiled Bootstrap JavaScript. </text:p>
        </text:list-item>
        <text:list-item>
          <text:p text:style-name="P4">Add a <text:a xlink:type="simple" xlink:href="https://getbootstrap.com/docs/5.2/components/close-button/" text:style-name="Internet_20_link" text:visited-style-name="Visited_20_Internet_20_Link">close button</text:a> and the <text:span text:style-name="Source_20_Text">.alert-dismissible</text:span> class, which adds extra padding to the right of the alert and positions the close button. </text:p>
        </text:list-item>
        <text:list-item>
          <text:p text:style-name="P4">On the close button, add the <text:span text:style-name="Source_20_Text">data-bs-dismiss="alert"</text:span> attribute, which triggers the JavaScript functionality. Be sure to use the <text:span text:style-name="Source_20_Text">&lt;button&gt;</text:span> element with it for proper behavior across all devices. </text:p>
        </text:list-item>
        <text:list-item>
          <text:p text:style-name="P3">To animate alerts when dismissing them, be sure to add the <text:span text:style-name="Source_20_Text">.fade</text:span> and <text:span text:style-name="Source_20_Text">.show</text:span> classes. </text:p>
        </text:list-item>
      </text:list>
      <text:p text:style-name="Text_20_body">You can see this in action with a live demo:</text:p>
      <text:p text:style-name="P2"><text:span text:style-name="Strong_20_Emphasis">Holy guacamole!</text:span> You should check in on some of those fields below. </text:p>
      <text:p text:style-name="Text_20_body"><text:span text:style-name="T1">html</text:span> </text:p>
      <text:p text:style-name="Preformatted_20_Text"><text:span text:style-name="Source_20_Text">&lt;div class="alert alert-warning alert-dismissible fade show" role="alert"&gt;</text:span></text:p>
      <text:p text:style-name="Preformatted_20_Text"><text:span text:style-name="Source_20_Text"><text:s text:c="2"/>&lt;strong&gt;Holy guacamole!&lt;/strong&gt; You should check in on some of those fields below.</text:span></text:p>
      <text:p text:style-name="Preformatted_20_Text"><text:span text:style-name="Source_20_Text"><text:s text:c="2"/>&lt;button type="button" class="btn-close" data-bs-dismiss="alert" aria-label="Close"&gt;&lt;/button&gt;</text:span></text:p>
      <text:p text:style-name="P1"><text:span text:style-name="Source_20_Text">&lt;/div&gt;</text:span></text:p>
      <text:p text:style-name="P2">When an alert is dismissed, the element is completely removed from the page structure. If a keyboard user dismisses the alert using the close button, their focus will suddenly be lost and, depending on the browser, reset to the start of the page/document. For this reason, we recommend including additional JavaScript that listens for the <text:span text:style-name="Source_20_Text">closed.bs.alert</text:span> event and programmatically sets <text:span text:style-name="Source_20_Text">focus()</text:span> to the most appropriate location in the page. If you’re planning to move focus to a non-interactive element that normally does not receive focus, make sure to add <text:span text:style-name="Source_20_Text">tabindex="-1"</text:span> to the element. </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24T14:11:32.779510503</meta:creation-date>
    <dc:date>2022-08-24T14:11:51.199136199</dc:date>
    <meta:editing-duration>PT18S</meta:editing-duration>
    <meta:editing-cycles>1</meta:editing-cycles>
    <meta:document-statistic meta:table-count="0" meta:image-count="0" meta:object-count="0" meta:page-count="5" meta:paragraph-count="176" meta:word-count="1439" meta:character-count="10164" meta:non-whitespace-character-count="8718"/>
    <meta:generator>LibreOffice/7.3.5.2$Linux_X86_64 LibreOffice_project/30$Build-2</meta:generator>
  </office:meta>
</office:document-meta>
</file>